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factRevisionId.getModule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RevisionId.getArtifa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RevisionId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tifactRevisionId.newInstance( ModuleRevisionId mrid , String name , String type ,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RevisionI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RevisionId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tifactRevisionId.ArtifactRevisionId( ArtifactId artfId , ModuleRevisionId mdlRevId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tifactRevisionId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RevisionId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RevisionId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RevisionId.newInstance( ModuleRevisionId mrid , String name , String type , String ext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tifactRevisionId.ArtifactRevisionId( ArtifactId artifactId ,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Revision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